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5-11-24 19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2584" calcext:value-type="float">
            <text:p>12.29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5-06-17 16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6592" calcext:value-type="float">
            <text:p>12.35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5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7552" calcext:value-type="float">
            <text:p>12.41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5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4984" calcext:value-type="float">
            <text:p>12.44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5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584" calcext:value-type="float">
            <text:p>12.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5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1936" calcext:value-type="float">
            <text:p>12.4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5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632" calcext:value-type="float">
            <text:p>12.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5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7176" calcext:value-type="float">
            <text:p>12.45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5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4504" calcext:value-type="float">
            <text:p>12.41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5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8784" calcext:value-type="float">
            <text:p>12.36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5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1352" calcext:value-type="float">
            <text:p>12.34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5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6216" calcext:value-type="float">
            <text:p>12.39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5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8888" calcext:value-type="float">
            <text:p>12.43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5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3272" calcext:value-type="float">
            <text:p>12.46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5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8032" calcext:value-type="float">
            <text:p>12.44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5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012" calcext:value-type="float">
            <text:p>12.39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5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6216" calcext:value-type="float">
            <text:p>12.39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5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012" calcext:value-type="float">
            <text:p>12.39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964" calcext:value-type="float">
            <text:p>12.35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5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6592" calcext:value-type="float">
            <text:p>12.35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5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536" calcext:value-type="float">
            <text:p>12.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5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7552" calcext:value-type="float">
            <text:p>12.41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5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3272" calcext:value-type="float">
            <text:p>12.46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5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3752" calcext:value-type="float">
            <text:p>12.49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5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5944" calcext:value-type="float">
            <text:p>12.50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5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0704" calcext:value-type="float">
            <text:p>12.49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5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5464" calcext:value-type="float">
            <text:p>12.47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5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7176" calcext:value-type="float">
            <text:p>12.45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5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9744" calcext:value-type="float">
            <text:p>12.42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5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6696" calcext:value-type="float">
            <text:p>12.42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5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2896" calcext:value-type="float">
            <text:p>12.50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5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3752" calcext:value-type="float">
            <text:p>12.49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5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7176" calcext:value-type="float">
            <text:p>12.45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5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6488" calcext:value-type="float">
            <text:p>12.28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5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9536" calcext:value-type="float">
            <text:p>12.28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5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6968" calcext:value-type="float">
            <text:p>12.31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5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916" calcext:value-type="float">
            <text:p>12.32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5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2312" calcext:value-type="float">
            <text:p>12.40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5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3272" calcext:value-type="float">
            <text:p>12.46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5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4128" calcext:value-type="float">
            <text:p>12.45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5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632" calcext:value-type="float">
            <text:p>12.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5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5464" calcext:value-type="float">
            <text:p>12.47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5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4984" calcext:value-type="float">
            <text:p>12.44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5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8408" calcext:value-type="float">
            <text:p>12.40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5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4504" calcext:value-type="float">
            <text:p>12.41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5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1456" calcext:value-type="float">
            <text:p>12.41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5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4504" calcext:value-type="float">
            <text:p>12.41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5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0976" calcext:value-type="float">
            <text:p>12.38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5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2208" calcext:value-type="float">
            <text:p>12.33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536" calcext:value-type="float">
            <text:p>12.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5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9264" calcext:value-type="float">
            <text:p>12.39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5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7448" calcext:value-type="float">
            <text:p>12.34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5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2792" calcext:value-type="float">
            <text:p>12.43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5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632" calcext:value-type="float">
            <text:p>12.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5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8888" calcext:value-type="float">
            <text:p>12.43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5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9744" calcext:value-type="float">
            <text:p>12.42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5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7552" calcext:value-type="float">
            <text:p>12.41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5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3168" calcext:value-type="float">
            <text:p>12.39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5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3168" calcext:value-type="float">
            <text:p>12.39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5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8136" calcext:value-type="float">
            <text:p>12.51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5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204" calcext:value-type="float">
            <text:p>12.51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5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4024" calcext:value-type="float">
            <text:p>12.38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5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4024" calcext:value-type="float">
            <text:p>12.38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5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108" calcext:value-type="float">
            <text:p>12.45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5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584" calcext:value-type="float">
            <text:p>12.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5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0496" calcext:value-type="float">
            <text:p>12.35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5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0016" calcext:value-type="float">
            <text:p>12.32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5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06" calcext:value-type="float">
            <text:p>12.42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5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3272" calcext:value-type="float">
            <text:p>12.46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5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584" calcext:value-type="float">
            <text:p>12.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5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1832" calcext:value-type="float">
            <text:p>12.37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5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6696" calcext:value-type="float">
            <text:p>12.42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5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1456" calcext:value-type="float">
            <text:p>12.41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5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6696" calcext:value-type="float">
            <text:p>12.42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5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4128" calcext:value-type="float">
            <text:p>12.45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5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0704" calcext:value-type="float">
            <text:p>12.49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5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3272" calcext:value-type="float">
            <text:p>12.46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5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6112" calcext:value-type="float">
            <text:p>12.32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5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2792" calcext:value-type="float">
            <text:p>12.43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2792" calcext:value-type="float">
            <text:p>12.43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5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44" calcext:value-type="float">
            <text:p>12.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5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916" calcext:value-type="float">
            <text:p>12.32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5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44" calcext:value-type="float">
            <text:p>12.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5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3648" calcext:value-type="float">
            <text:p>12.42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5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7176" calcext:value-type="float">
            <text:p>12.45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5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8888" calcext:value-type="float">
            <text:p>12.43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5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7928" calcext:value-type="float">
            <text:p>12.37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5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1832" calcext:value-type="float">
            <text:p>12.37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5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9744" calcext:value-type="float">
            <text:p>12.42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5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0976" calcext:value-type="float">
            <text:p>12.38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5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2792" calcext:value-type="float">
            <text:p>12.43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5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2688" calcext:value-type="float">
            <text:p>12.36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5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5736" calcext:value-type="float">
            <text:p>12.36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5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7176" calcext:value-type="float">
            <text:p>12.45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5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7176" calcext:value-type="float">
            <text:p>12.45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5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344" calcext:value-type="float">
            <text:p>12.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5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344" calcext:value-type="float">
            <text:p>12.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5-03-13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1352" calcext:value-type="float">
            <text:p>12.34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5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2208" calcext:value-type="float">
            <text:p>12.33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5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2208" calcext:value-type="float">
            <text:p>12.33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5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868" calcext:value-type="float">
            <text:p>12.29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5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7448" calcext:value-type="float">
            <text:p>12.34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5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2688" calcext:value-type="float">
            <text:p>12.36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5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7448" calcext:value-type="float">
            <text:p>12.34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5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2208" calcext:value-type="float">
            <text:p>12.33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5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2104" calcext:value-type="float">
            <text:p>12.26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5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6384" calcext:value-type="float">
            <text:p>12.21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5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44" calcext:value-type="float">
            <text:p>12.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5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3648" calcext:value-type="float">
            <text:p>12.42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5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7552" calcext:value-type="float">
            <text:p>12.41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9536" calcext:value-type="float">
            <text:p>12.28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5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9536" calcext:value-type="float">
            <text:p>12.28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5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82" calcext:value-type="float">
            <text:p>12.26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5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772" calcext:value-type="float">
            <text:p>12.23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5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4568" calcext:value-type="float">
            <text:p>12.16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5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3336" calcext:value-type="float">
            <text:p>12.21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5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7344" calcext:value-type="float">
            <text:p>12.27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5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488" calcext:value-type="float">
            <text:p>12.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5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1832" calcext:value-type="float">
            <text:p>12.37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5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6696" calcext:value-type="float">
            <text:p>12.42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5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8888" calcext:value-type="float">
            <text:p>12.43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5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8408" calcext:value-type="float">
            <text:p>12.40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5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7824" calcext:value-type="float">
            <text:p>12.30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5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772" calcext:value-type="float">
            <text:p>12.23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5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7928" calcext:value-type="float">
            <text:p>12.37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5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1832" calcext:value-type="float">
            <text:p>12.37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5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9536" calcext:value-type="float">
            <text:p>12.28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5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8784" calcext:value-type="float">
            <text:p>12.36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5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2312" calcext:value-type="float">
            <text:p>12.40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5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488" calcext:value-type="float">
            <text:p>12.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5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6968" calcext:value-type="float">
            <text:p>12.31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5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44" calcext:value-type="float">
            <text:p>12.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5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5632" calcext:value-type="float">
            <text:p>12.29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5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1456" calcext:value-type="float">
            <text:p>12.41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5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4984" calcext:value-type="float">
            <text:p>12.44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5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6592" calcext:value-type="float">
            <text:p>12.35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5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2104" calcext:value-type="float">
            <text:p>12.26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5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488" calcext:value-type="float">
            <text:p>12.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7448" calcext:value-type="float">
            <text:p>12.34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5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296" calcext:value-type="float">
            <text:p>12.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5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6008" calcext:value-type="float">
            <text:p>12.25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5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8472" calcext:value-type="float">
            <text:p>12.15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5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3816" calcext:value-type="float">
            <text:p>12.24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5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0016" calcext:value-type="float">
            <text:p>12.32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5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9536" calcext:value-type="float">
            <text:p>12.28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5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4296" calcext:value-type="float">
            <text:p>12.27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5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9536" calcext:value-type="float">
            <text:p>12.28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5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3336" calcext:value-type="float">
            <text:p>12.21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5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5736" calcext:value-type="float">
            <text:p>12.36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5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5736" calcext:value-type="float">
            <text:p>12.36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5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0496" calcext:value-type="float">
            <text:p>12.35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5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916" calcext:value-type="float">
            <text:p>12.32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5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628" calcext:value-type="float">
            <text:p>12.14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5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0664" calcext:value-type="float">
            <text:p>12.17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5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5736" calcext:value-type="float">
            <text:p>12.36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5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1832" calcext:value-type="float">
            <text:p>12.37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5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6488" calcext:value-type="float">
            <text:p>12.28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5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5528" calcext:value-type="float">
            <text:p>12.22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5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6656" calcext:value-type="float">
            <text:p>12.10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5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104" calcext:value-type="float">
            <text:p>12.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5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676" calcext:value-type="float">
            <text:p>12.17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5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344" calcext:value-type="float">
            <text:p>12.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5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5632" calcext:value-type="float">
            <text:p>12.29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5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1248" calcext:value-type="float">
            <text:p>12.27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5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0392" calcext:value-type="float">
            <text:p>12.28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5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6968" calcext:value-type="float">
            <text:p>12.31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5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0872" calcext:value-type="float">
            <text:p>12.31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5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5632" calcext:value-type="float">
            <text:p>12.29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5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0392" calcext:value-type="float">
            <text:p>12.28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8576" calcext:value-type="float">
            <text:p>12.22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4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3232" calcext:value-type="float">
            <text:p>12.14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4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5424" calcext:value-type="float">
            <text:p>12.15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4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152" calcext:value-type="float">
            <text:p>12.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4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0184" calcext:value-type="float">
            <text:p>12.14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4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724" calcext:value-type="float">
            <text:p>12.20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4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3816" calcext:value-type="float">
            <text:p>12.24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4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5152" calcext:value-type="float">
            <text:p>12.26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4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248" calcext:value-type="float">
            <text:p>12.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4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0768" calcext:value-type="float">
            <text:p>12.24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4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6968" calcext:value-type="float">
            <text:p>12.31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4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1728" calcext:value-type="float">
            <text:p>12.30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4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9056" calcext:value-type="float">
            <text:p>12.25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4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0392" calcext:value-type="float">
            <text:p>12.28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4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9056" calcext:value-type="float">
            <text:p>12.25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4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9328" calcext:value-type="float">
            <text:p>12.14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4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676" calcext:value-type="float">
            <text:p>12.17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4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2208" calcext:value-type="float">
            <text:p>12.33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4-12-13 16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7072" calcext:value-type="float">
            <text:p>12.38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4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1832" calcext:value-type="float">
            <text:p>12.37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4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344" calcext:value-type="float">
            <text:p>12.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4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3336" calcext:value-type="float">
            <text:p>12.21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4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9808" calcext:value-type="float">
            <text:p>12.17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4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2272" calcext:value-type="float">
            <text:p>12.08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4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3712" calcext:value-type="float">
            <text:p>12.17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4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1248" calcext:value-type="float">
            <text:p>12.27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4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6488" calcext:value-type="float">
            <text:p>12.28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4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152" calcext:value-type="float">
            <text:p>12.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4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1728" calcext:value-type="float">
            <text:p>12.30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4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4776" calcext:value-type="float">
            <text:p>12.30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4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1248" calcext:value-type="float">
            <text:p>12.27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3816" calcext:value-type="float">
            <text:p>12.24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4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6864" calcext:value-type="float">
            <text:p>12.24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4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1624" calcext:value-type="float">
            <text:p>12.23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4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724" calcext:value-type="float">
            <text:p>12.20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4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2104" calcext:value-type="float">
            <text:p>12.26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4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9056" calcext:value-type="float">
            <text:p>12.25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4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8952" calcext:value-type="float">
            <text:p>12.18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4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6864" calcext:value-type="float">
            <text:p>12.24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4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1248" calcext:value-type="float">
            <text:p>12.27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4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6864" calcext:value-type="float">
            <text:p>12.24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4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0664" calcext:value-type="float">
            <text:p>12.17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4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3232" calcext:value-type="float">
            <text:p>12.14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4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0664" calcext:value-type="float">
            <text:p>12.17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4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7616" calcext:value-type="float">
            <text:p>12.16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4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0288" calcext:value-type="float">
            <text:p>12.21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4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8576" calcext:value-type="float">
            <text:p>12.22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4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2" calcext:value-type="float">
            <text:p>12.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4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772" calcext:value-type="float">
            <text:p>12.23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4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868" calcext:value-type="float">
            <text:p>12.29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4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1248" calcext:value-type="float">
            <text:p>12.27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4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4088" calcext:value-type="float">
            <text:p>12.13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4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82" calcext:value-type="float">
            <text:p>12.26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4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0392" calcext:value-type="float">
            <text:p>12.28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4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3064" calcext:value-type="float">
            <text:p>12.32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4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7824" calcext:value-type="float">
            <text:p>12.30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4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5424" calcext:value-type="float">
            <text:p>12.15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4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58" calcext:value-type="float">
            <text:p>12.11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4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4296" calcext:value-type="float">
            <text:p>12.27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4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2208" calcext:value-type="float">
            <text:p>12.33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4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8304" calcext:value-type="float">
            <text:p>12.33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4296" calcext:value-type="float">
            <text:p>12.27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4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676" calcext:value-type="float">
            <text:p>12.17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4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104" calcext:value-type="float">
            <text:p>12.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4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1144" calcext:value-type="float">
            <text:p>12.20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4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392" calcext:value-type="float">
            <text:p>12.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4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8784" calcext:value-type="float">
            <text:p>12.36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4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2208" calcext:value-type="float">
            <text:p>12.33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4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5152" calcext:value-type="float">
            <text:p>12.26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4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1248" calcext:value-type="float">
            <text:p>12.27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4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2" calcext:value-type="float">
            <text:p>12.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4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248" calcext:value-type="float">
            <text:p>12.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4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82" calcext:value-type="float">
            <text:p>12.26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4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0872" calcext:value-type="float">
            <text:p>12.31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4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7824" calcext:value-type="float">
            <text:p>12.30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4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4296" calcext:value-type="float">
            <text:p>12.27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4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5736" calcext:value-type="float">
            <text:p>12.36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4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2688" calcext:value-type="float">
            <text:p>12.36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4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0016" calcext:value-type="float">
            <text:p>12.32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4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9536" calcext:value-type="float">
            <text:p>12.28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4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4296" calcext:value-type="float">
            <text:p>12.27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4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4296" calcext:value-type="float">
            <text:p>12.27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4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7824" calcext:value-type="float">
            <text:p>12.30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4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6488" calcext:value-type="float">
            <text:p>12.28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4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344" calcext:value-type="float">
            <text:p>12.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4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3064" calcext:value-type="float">
            <text:p>12.32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4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7824" calcext:value-type="float">
            <text:p>12.30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4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916" calcext:value-type="float">
            <text:p>12.32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4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1832" calcext:value-type="float">
            <text:p>12.37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4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8304" calcext:value-type="float">
            <text:p>12.33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4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392" calcext:value-type="float">
            <text:p>12.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4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44" calcext:value-type="float">
            <text:p>12.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868" calcext:value-type="float">
            <text:p>12.29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4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6112" calcext:value-type="float">
            <text:p>12.32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4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1728" calcext:value-type="float">
            <text:p>12.30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4-09-27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868" calcext:value-type="float">
            <text:p>12.29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4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5256" calcext:value-type="float">
            <text:p>12.33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4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392" calcext:value-type="float">
            <text:p>12.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4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0392" calcext:value-type="float">
            <text:p>12.28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4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1352" calcext:value-type="float">
            <text:p>12.34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4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2208" calcext:value-type="float">
            <text:p>12.33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4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0392" calcext:value-type="float">
            <text:p>12.28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4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7344" calcext:value-type="float">
            <text:p>12.27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4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4296" calcext:value-type="float">
            <text:p>12.27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4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868" calcext:value-type="float">
            <text:p>12.29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4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6112" calcext:value-type="float">
            <text:p>12.32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4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0496" calcext:value-type="float">
            <text:p>12.35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4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7448" calcext:value-type="float">
            <text:p>12.34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4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7448" calcext:value-type="float">
            <text:p>12.34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4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44" calcext:value-type="float">
            <text:p>12.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4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8304" calcext:value-type="float">
            <text:p>12.33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4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392" calcext:value-type="float">
            <text:p>12.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4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3064" calcext:value-type="float">
            <text:p>12.32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4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5256" calcext:value-type="float">
            <text:p>12.33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4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3544" calcext:value-type="float">
            <text:p>12.35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4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8408" calcext:value-type="float">
            <text:p>12.40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4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012" calcext:value-type="float">
            <text:p>12.39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4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6592" calcext:value-type="float">
            <text:p>12.35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4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6216" calcext:value-type="float">
            <text:p>12.39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4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6696" calcext:value-type="float">
            <text:p>12.42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4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4128" calcext:value-type="float">
            <text:p>12.45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4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2792" calcext:value-type="float">
            <text:p>12.43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4024" calcext:value-type="float">
            <text:p>12.38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4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4024" calcext:value-type="float">
            <text:p>12.38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4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6696" calcext:value-type="float">
            <text:p>12.42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4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3648" calcext:value-type="float">
            <text:p>12.42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4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9264" calcext:value-type="float">
            <text:p>12.39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4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012" calcext:value-type="float">
            <text:p>12.39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4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6216" calcext:value-type="float">
            <text:p>12.39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4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6696" calcext:value-type="float">
            <text:p>12.42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4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8888" calcext:value-type="float">
            <text:p>12.43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4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2416" calcext:value-type="float">
            <text:p>12.47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4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5944" calcext:value-type="float">
            <text:p>12.50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4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5088" calcext:value-type="float">
            <text:p>12.51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4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5944" calcext:value-type="float">
            <text:p>12.50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4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2416" calcext:value-type="float">
            <text:p>12.47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4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9744" calcext:value-type="float">
            <text:p>12.42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4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5736" calcext:value-type="float">
            <text:p>12.36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4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3648" calcext:value-type="float">
            <text:p>12.42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4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4608" calcext:value-type="float">
            <text:p>12.48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4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3752" calcext:value-type="float">
            <text:p>12.49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4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3752" calcext:value-type="float">
            <text:p>12.49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4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9848" calcext:value-type="float">
            <text:p>12.49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4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5944" calcext:value-type="float">
            <text:p>12.50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4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0704" calcext:value-type="float">
            <text:p>12.49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4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8512" calcext:value-type="float">
            <text:p>12.47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4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5088" calcext:value-type="float">
            <text:p>12.51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4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4232" calcext:value-type="float">
            <text:p>12.52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4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8136" calcext:value-type="float">
            <text:p>12.51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4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204" calcext:value-type="float">
            <text:p>12.51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4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4232" calcext:value-type="float">
            <text:p>12.52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4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6424" calcext:value-type="float">
            <text:p>12.53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4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204" calcext:value-type="float">
            <text:p>12.51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9848" calcext:value-type="float">
            <text:p>12.49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4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5464" calcext:value-type="float">
            <text:p>12.47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4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632" calcext:value-type="float">
            <text:p>12.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4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3752" calcext:value-type="float">
            <text:p>12.49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4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8136" calcext:value-type="float">
            <text:p>12.51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4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3856" calcext:value-type="float">
            <text:p>12.56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4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1288" calcext:value-type="float">
            <text:p>12.59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4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6048" calcext:value-type="float">
            <text:p>12.57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4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9472" calcext:value-type="float">
            <text:p>12.53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4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1664" calcext:value-type="float">
            <text:p>12.55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4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9952" calcext:value-type="float">
            <text:p>12.56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4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3" calcext:value-type="float">
            <text:p>12.5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4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0432" calcext:value-type="float">
            <text:p>12.60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4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1768" calcext:value-type="float">
            <text:p>12.62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4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6528" calcext:value-type="float">
            <text:p>12.60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4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0328" calcext:value-type="float">
            <text:p>12.53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4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8992" calcext:value-type="float">
            <text:p>12.50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4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6424" calcext:value-type="float">
            <text:p>12.53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4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9096" calcext:value-type="float">
            <text:p>12.57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4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1288" calcext:value-type="float">
            <text:p>12.59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4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2144" calcext:value-type="float">
            <text:p>12.58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4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0808" calcext:value-type="float">
            <text:p>12.56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4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9472" calcext:value-type="float">
            <text:p>12.53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4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0328" calcext:value-type="float">
            <text:p>12.53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4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728" calcext:value-type="float">
            <text:p>12.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4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728" calcext:value-type="float">
            <text:p>12.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4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2896" calcext:value-type="float">
            <text:p>12.50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4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3376" calcext:value-type="float">
            <text:p>12.53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4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0328" calcext:value-type="float">
            <text:p>12.53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4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1288" calcext:value-type="float">
            <text:p>12.59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4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5776" calcext:value-type="float">
            <text:p>12.68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4064" calcext:value-type="float">
            <text:p>12.70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4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1392" calcext:value-type="float">
            <text:p>12.66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4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9952" calcext:value-type="float">
            <text:p>12.56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4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2624" calcext:value-type="float">
            <text:p>12.61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4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7384" calcext:value-type="float">
            <text:p>12.59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4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4712" calcext:value-type="float">
            <text:p>12.55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4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4712" calcext:value-type="float">
            <text:p>12.55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4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252" calcext:value-type="float">
            <text:p>12.54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4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2144" calcext:value-type="float">
            <text:p>12.58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4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2728" calcext:value-type="float">
            <text:p>12.68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4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9304" calcext:value-type="float">
            <text:p>12.71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4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6256" calcext:value-type="float">
            <text:p>12.71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4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6528" calcext:value-type="float">
            <text:p>12.60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4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1288" calcext:value-type="float">
            <text:p>12.59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4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6904" calcext:value-type="float">
            <text:p>12.56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4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2248" calcext:value-type="float">
            <text:p>12.65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4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6152" calcext:value-type="float">
            <text:p>12.64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4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0432" calcext:value-type="float">
            <text:p>12.60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4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4336" calcext:value-type="float">
            <text:p>12.59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4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1768" calcext:value-type="float">
            <text:p>12.62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4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2248" calcext:value-type="float">
            <text:p>12.65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4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396" calcext:value-type="float">
            <text:p>12.63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4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6528" calcext:value-type="float">
            <text:p>12.60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4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7384" calcext:value-type="float">
            <text:p>12.59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4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776" calcext:value-type="float">
            <text:p>12.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4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2896" calcext:value-type="float">
            <text:p>12.50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4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68" calcext:value-type="float">
            <text:p>12.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4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728" calcext:value-type="float">
            <text:p>12.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4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9952" calcext:value-type="float">
            <text:p>12.56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4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3" calcext:value-type="float">
            <text:p>12.5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1768" calcext:value-type="float">
            <text:p>12.62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4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2248" calcext:value-type="float">
            <text:p>12.65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4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6632" calcext:value-type="float">
            <text:p>12.67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4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4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5192" calcext:value-type="float">
            <text:p>12.58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4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776" calcext:value-type="float">
            <text:p>12.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4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2144" calcext:value-type="float">
            <text:p>12.58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4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3856" calcext:value-type="float">
            <text:p>12.56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4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9096" calcext:value-type="float">
            <text:p>12.57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4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9952" calcext:value-type="float">
            <text:p>12.56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4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6904" calcext:value-type="float">
            <text:p>12.56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4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0432" calcext:value-type="float">
            <text:p>12.60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4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6152" calcext:value-type="float">
            <text:p>12.64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4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7384" calcext:value-type="float">
            <text:p>12.59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4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776" calcext:value-type="float">
            <text:p>12.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4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3856" calcext:value-type="float">
            <text:p>12.56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4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348" calcext:value-type="float">
            <text:p>12.60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4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5192" calcext:value-type="float">
            <text:p>12.58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4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8616" calcext:value-type="float">
            <text:p>12.54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4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1664" calcext:value-type="float">
            <text:p>12.55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4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0808" calcext:value-type="float">
            <text:p>12.56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4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4336" calcext:value-type="float">
            <text:p>12.59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4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4336" calcext:value-type="float">
            <text:p>12.59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4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2896" calcext:value-type="float">
            <text:p>12.50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4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0224" calcext:value-type="float">
            <text:p>12.46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4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9952" calcext:value-type="float">
            <text:p>12.56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4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7384" calcext:value-type="float">
            <text:p>12.59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4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6048" calcext:value-type="float">
            <text:p>12.57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4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5192" calcext:value-type="float">
            <text:p>12.58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4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9952" calcext:value-type="float">
            <text:p>12.56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4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3" calcext:value-type="float">
            <text:p>12.5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9472" calcext:value-type="float">
            <text:p>12.53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4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8136" calcext:value-type="float">
            <text:p>12.51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4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0328" calcext:value-type="float">
            <text:p>12.53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4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1184" calcext:value-type="float">
            <text:p>12.52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4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6048" calcext:value-type="float">
            <text:p>12.57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4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396" calcext:value-type="float">
            <text:p>12.63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4-04-24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7008" calcext:value-type="float">
            <text:p>12.63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4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3" calcext:value-type="float">
            <text:p>12.5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4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4712" calcext:value-type="float">
            <text:p>12.55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4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0432" calcext:value-type="float">
            <text:p>12.60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4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396" calcext:value-type="float">
            <text:p>12.63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4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2624" calcext:value-type="float">
            <text:p>12.61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4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348" calcext:value-type="float">
            <text:p>12.60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4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0808" calcext:value-type="float">
            <text:p>12.56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4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3856" calcext:value-type="float">
            <text:p>12.56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4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5192" calcext:value-type="float">
            <text:p>12.58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4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252" calcext:value-type="float">
            <text:p>12.54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4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4336" calcext:value-type="float">
            <text:p>12.59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4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5192" calcext:value-type="float">
            <text:p>12.58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4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5464" calcext:value-type="float">
            <text:p>12.47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4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8136" calcext:value-type="float">
            <text:p>12.51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4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5088" calcext:value-type="float">
            <text:p>12.51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4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0704" calcext:value-type="float">
            <text:p>12.49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4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6424" calcext:value-type="float">
            <text:p>12.53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4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7864" calcext:value-type="float">
            <text:p>12.62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4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872" calcext:value-type="float">
            <text:p>12.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4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9096" calcext:value-type="float">
            <text:p>12.57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4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8032" calcext:value-type="float">
            <text:p>12.44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4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8512" calcext:value-type="float">
            <text:p>12.47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4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8136" calcext:value-type="float">
            <text:p>12.51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4232" calcext:value-type="float">
            <text:p>12.52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4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8136" calcext:value-type="float">
            <text:p>12.51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4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4712" calcext:value-type="float">
            <text:p>12.55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4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9096" calcext:value-type="float">
            <text:p>12.57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4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3856" calcext:value-type="float">
            <text:p>12.56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4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4128" calcext:value-type="float">
            <text:p>12.45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4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3168" calcext:value-type="float">
            <text:p>12.39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4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6424" calcext:value-type="float">
            <text:p>12.53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4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348" calcext:value-type="float">
            <text:p>12.60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4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9096" calcext:value-type="float">
            <text:p>12.57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4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9576" calcext:value-type="float">
            <text:p>12.60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4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1288" calcext:value-type="float">
            <text:p>12.59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4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4608" calcext:value-type="float">
            <text:p>12.48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4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9096" calcext:value-type="float">
            <text:p>12.57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4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9472" calcext:value-type="float">
            <text:p>12.53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4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5464" calcext:value-type="float">
            <text:p>12.47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4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3" calcext:value-type="float">
            <text:p>12.5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4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252" calcext:value-type="float">
            <text:p>12.54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4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0224" calcext:value-type="float">
            <text:p>12.46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4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06" calcext:value-type="float">
            <text:p>12.42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4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68" calcext:value-type="float">
            <text:p>12.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4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3376" calcext:value-type="float">
            <text:p>12.53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4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3752" calcext:value-type="float">
            <text:p>12.49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4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156" calcext:value-type="float">
            <text:p>12.48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4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8992" calcext:value-type="float">
            <text:p>12.50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4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9472" calcext:value-type="float">
            <text:p>12.53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4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3376" calcext:value-type="float">
            <text:p>12.53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4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9848" calcext:value-type="float">
            <text:p>12.49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4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584" calcext:value-type="float">
            <text:p>12.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4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5464" calcext:value-type="float">
            <text:p>12.47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4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0328" calcext:value-type="float">
            <text:p>12.53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396" calcext:value-type="float">
            <text:p>12.63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7864" calcext:value-type="float">
            <text:p>12.62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4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4024" calcext:value-type="float">
            <text:p>12.38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4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2792" calcext:value-type="float">
            <text:p>12.43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4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2792" calcext:value-type="float">
            <text:p>12.43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4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68" calcext:value-type="float">
            <text:p>12.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4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2416" calcext:value-type="float">
            <text:p>12.47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4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3168" calcext:value-type="float">
            <text:p>12.39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4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3648" calcext:value-type="float">
            <text:p>12.42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4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4128" calcext:value-type="float">
            <text:p>12.45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4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0224" calcext:value-type="float">
            <text:p>12.46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4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2792" calcext:value-type="float">
            <text:p>12.43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4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68" calcext:value-type="float">
            <text:p>12.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4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2896" calcext:value-type="float">
            <text:p>12.50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4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5944" calcext:value-type="float">
            <text:p>12.50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4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4608" calcext:value-type="float">
            <text:p>12.48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4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9368" calcext:value-type="float">
            <text:p>12.46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4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6696" calcext:value-type="float">
            <text:p>12.42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4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8512" calcext:value-type="float">
            <text:p>12.47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4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5464" calcext:value-type="float">
            <text:p>12.47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4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7072" calcext:value-type="float">
            <text:p>12.38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4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5256" calcext:value-type="float">
            <text:p>12.33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4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4504" calcext:value-type="float">
            <text:p>12.41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4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584" calcext:value-type="float">
            <text:p>12.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4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4984" calcext:value-type="float">
            <text:p>12.44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4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9744" calcext:value-type="float">
            <text:p>12.42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4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6696" calcext:value-type="float">
            <text:p>12.42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4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1936" calcext:value-type="float">
            <text:p>12.4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4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6216" calcext:value-type="float">
            <text:p>12.39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6216" calcext:value-type="float">
            <text:p>12.39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4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3168" calcext:value-type="float">
            <text:p>12.39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4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1456" calcext:value-type="float">
            <text:p>12.41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4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4504" calcext:value-type="float">
            <text:p>12.41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4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6696" calcext:value-type="float">
            <text:p>12.42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4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7552" calcext:value-type="float">
            <text:p>12.41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4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1832" calcext:value-type="float">
            <text:p>12.37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4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9264" calcext:value-type="float">
            <text:p>12.39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4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2312" calcext:value-type="float">
            <text:p>12.40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4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012" calcext:value-type="float">
            <text:p>12.39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4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4232" calcext:value-type="float">
            <text:p>12.52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4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3856" calcext:value-type="float">
            <text:p>12.56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4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0328" calcext:value-type="float">
            <text:p>12.53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4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3272" calcext:value-type="float">
            <text:p>12.46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4-01-17 18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7448" calcext:value-type="float">
            <text:p>12.34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4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2792" calcext:value-type="float">
            <text:p>12.43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4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3752" calcext:value-type="float">
            <text:p>12.49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4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3752" calcext:value-type="float">
            <text:p>12.49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4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1456" calcext:value-type="float">
            <text:p>12.41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4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2312" calcext:value-type="float">
            <text:p>12.40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4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536" calcext:value-type="float">
            <text:p>12.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4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3816" calcext:value-type="float">
            <text:p>12.24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4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6112" calcext:value-type="float">
            <text:p>12.32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4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7552" calcext:value-type="float">
            <text:p>12.41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4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9264" calcext:value-type="float">
            <text:p>12.39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4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4776" calcext:value-type="float">
            <text:p>12.30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4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1456" calcext:value-type="float">
            <text:p>12.41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4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4984" calcext:value-type="float">
            <text:p>12.44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4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4504" calcext:value-type="float">
            <text:p>12.41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4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8408" calcext:value-type="float">
            <text:p>12.40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4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0224" calcext:value-type="float">
            <text:p>12.46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8888" calcext:value-type="float">
            <text:p>12.43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3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0872" calcext:value-type="float">
            <text:p>12.31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3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916" calcext:value-type="float">
            <text:p>12.32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3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2688" calcext:value-type="float">
            <text:p>12.36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3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2688" calcext:value-type="float">
            <text:p>12.36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3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916" calcext:value-type="float">
            <text:p>12.32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3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2104" calcext:value-type="float">
            <text:p>12.26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3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3064" calcext:value-type="float">
            <text:p>12.32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3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916" calcext:value-type="float">
            <text:p>12.32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3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0496" calcext:value-type="float">
            <text:p>12.35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3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536" calcext:value-type="float">
            <text:p>12.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3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536" calcext:value-type="float">
            <text:p>12.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3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6592" calcext:value-type="float">
            <text:p>12.35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3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3544" calcext:value-type="float">
            <text:p>12.35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3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248" calcext:value-type="float">
            <text:p>12.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3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392" calcext:value-type="float">
            <text:p>12.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3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012" calcext:value-type="float">
            <text:p>12.39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3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8512" calcext:value-type="float">
            <text:p>12.47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3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2896" calcext:value-type="float">
            <text:p>12.50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3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3752" calcext:value-type="float">
            <text:p>12.49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3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3168" calcext:value-type="float">
            <text:p>12.39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3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7072" calcext:value-type="float">
            <text:p>12.38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3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0016" calcext:value-type="float">
            <text:p>12.32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3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3336" calcext:value-type="float">
            <text:p>12.21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3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9056" calcext:value-type="float">
            <text:p>12.25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3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2312" calcext:value-type="float">
            <text:p>12.40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3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2312" calcext:value-type="float">
            <text:p>12.40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3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1728" calcext:value-type="float">
            <text:p>12.30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3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4296" calcext:value-type="float">
            <text:p>12.27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3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392" calcext:value-type="float">
            <text:p>12.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3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2584" calcext:value-type="float">
            <text:p>12.29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5152" calcext:value-type="float">
            <text:p>12.26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3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5528" calcext:value-type="float">
            <text:p>12.22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3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5256" calcext:value-type="float">
            <text:p>12.33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3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868" calcext:value-type="float">
            <text:p>12.29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3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0768" calcext:value-type="float">
            <text:p>12.24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3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9264" calcext:value-type="float">
            <text:p>12.39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3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8032" calcext:value-type="float">
            <text:p>12.44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3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7072" calcext:value-type="float">
            <text:p>12.38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3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4296" calcext:value-type="float">
            <text:p>12.27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3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6488" calcext:value-type="float">
            <text:p>12.28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3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0872" calcext:value-type="float">
            <text:p>12.31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3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7344" calcext:value-type="float">
            <text:p>12.27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3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296" calcext:value-type="float">
            <text:p>12.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3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9056" calcext:value-type="float">
            <text:p>12.25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3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5528" calcext:value-type="float">
            <text:p>12.22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3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9912" calcext:value-type="float">
            <text:p>12.24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3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0016" calcext:value-type="float">
            <text:p>12.32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3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2208" calcext:value-type="float">
            <text:p>12.33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3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1728" calcext:value-type="float">
            <text:p>12.30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3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1832" calcext:value-type="float">
            <text:p>12.37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3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2688" calcext:value-type="float">
            <text:p>12.36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3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4296" calcext:value-type="float">
            <text:p>12.27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3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248" calcext:value-type="float">
            <text:p>12.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3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772" calcext:value-type="float">
            <text:p>12.23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3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9808" calcext:value-type="float">
            <text:p>12.17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3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3816" calcext:value-type="float">
            <text:p>12.24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3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4296" calcext:value-type="float">
            <text:p>12.27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3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4672" calcext:value-type="float">
            <text:p>12.23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3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5528" calcext:value-type="float">
            <text:p>12.22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3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868" calcext:value-type="float">
            <text:p>12.29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5632" calcext:value-type="float">
            <text:p>12.29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3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7344" calcext:value-type="float">
            <text:p>12.27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3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392" calcext:value-type="float">
            <text:p>12.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3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7448" calcext:value-type="float">
            <text:p>12.34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3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6968" calcext:value-type="float">
            <text:p>12.31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3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6384" calcext:value-type="float">
            <text:p>12.21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3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1624" calcext:value-type="float">
            <text:p>12.23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3-10-24 14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8952" calcext:value-type="float">
            <text:p>12.18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3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2104" calcext:value-type="float">
            <text:p>12.26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3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2584" calcext:value-type="float">
            <text:p>12.29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3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6864" calcext:value-type="float">
            <text:p>12.24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3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8472" calcext:value-type="float">
            <text:p>12.15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3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4944" calcext:value-type="float">
            <text:p>12.12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3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628" calcext:value-type="float">
            <text:p>12.14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3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0288" calcext:value-type="float">
            <text:p>12.21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3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6008" calcext:value-type="float">
            <text:p>12.25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3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0392" calcext:value-type="float">
            <text:p>12.28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3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1248" calcext:value-type="float">
            <text:p>12.27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3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2" calcext:value-type="float">
            <text:p>12.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3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5048" calcext:value-type="float">
            <text:p>12.19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3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5424" calcext:value-type="float">
            <text:p>12.15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3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0184" calcext:value-type="float">
            <text:p>12.14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3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2376" calcext:value-type="float">
            <text:p>12.15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3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1144" calcext:value-type="float">
            <text:p>12.20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3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296" calcext:value-type="float">
            <text:p>12.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3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5528" calcext:value-type="float">
            <text:p>12.22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3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5424" calcext:value-type="float">
            <text:p>12.15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3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0184" calcext:value-type="float">
            <text:p>12.14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3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7616" calcext:value-type="float">
            <text:p>12.16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3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724" calcext:value-type="float">
            <text:p>12.20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3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248" calcext:value-type="float">
            <text:p>12.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5048" calcext:value-type="float">
            <text:p>12.19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3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7616" calcext:value-type="float">
            <text:p>12.16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3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5904" calcext:value-type="float">
            <text:p>12.18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3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2856" calcext:value-type="float">
            <text:p>12.18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3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5048" calcext:value-type="float">
            <text:p>12.19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3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676" calcext:value-type="float">
            <text:p>12.17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3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628" calcext:value-type="float">
            <text:p>12.14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3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7616" calcext:value-type="float">
            <text:p>12.16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3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0288" calcext:value-type="float">
            <text:p>12.21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3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8576" calcext:value-type="float">
            <text:p>12.22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3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8096" calcext:value-type="float">
            <text:p>12.19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3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7992" calcext:value-type="float">
            <text:p>12.12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3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152" calcext:value-type="float">
            <text:p>12.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3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0664" calcext:value-type="float">
            <text:p>12.17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3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9328" calcext:value-type="float">
            <text:p>12.14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3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152" calcext:value-type="float">
            <text:p>12.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3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5904" calcext:value-type="float">
            <text:p>12.18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3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8952" calcext:value-type="float">
            <text:p>12.18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3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5904" calcext:value-type="float">
            <text:p>12.18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3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2" calcext:value-type="float">
            <text:p>12.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3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1144" calcext:value-type="float">
            <text:p>12.20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3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4672" calcext:value-type="float">
            <text:p>12.23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3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248" calcext:value-type="float">
            <text:p>12.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3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5048" calcext:value-type="float">
            <text:p>12.19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3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5424" calcext:value-type="float">
            <text:p>12.15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3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532" calcext:value-type="float">
            <text:p>12.08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3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8368" calcext:value-type="float">
            <text:p>12.08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3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1416" calcext:value-type="float">
            <text:p>12.09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3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104" calcext:value-type="float">
            <text:p>12.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3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4568" calcext:value-type="float">
            <text:p>12.16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7616" calcext:value-type="float">
            <text:p>12.16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3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3712" calcext:value-type="float">
            <text:p>12.17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3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0184" calcext:value-type="float">
            <text:p>12.14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3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7136" calcext:value-type="float">
            <text:p>12.13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3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676" calcext:value-type="float">
            <text:p>12.17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3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3712" calcext:value-type="float">
            <text:p>12.17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3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1896" calcext:value-type="float">
            <text:p>12.12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3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4464" calcext:value-type="float">
            <text:p>12.09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3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8368" calcext:value-type="float">
            <text:p>12.08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3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0664" calcext:value-type="float">
            <text:p>12.17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3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5048" calcext:value-type="float">
            <text:p>12.19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3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2856" calcext:value-type="float">
            <text:p>12.18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3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056" calcext:value-type="float">
            <text:p>12.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3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7136" calcext:value-type="float">
            <text:p>12.13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3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6656" calcext:value-type="float">
            <text:p>12.10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3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2752" calcext:value-type="float">
            <text:p>12.11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3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9328" calcext:value-type="float">
            <text:p>12.14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3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104" calcext:value-type="float">
            <text:p>12.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3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0184" calcext:value-type="float">
            <text:p>12.14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3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9704" calcext:value-type="float">
            <text:p>12.10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3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0936" calcext:value-type="float">
            <text:p>12.06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3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484" calcext:value-type="float">
            <text:p>12.0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3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3984" calcext:value-type="float">
            <text:p>12.06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3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2272" calcext:value-type="float">
            <text:p>12.08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3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008" calcext:value-type="float">
            <text:p>12.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3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008" calcext:value-type="float">
            <text:p>12.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3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8368" calcext:value-type="float">
            <text:p>12.08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3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9224" calcext:value-type="float">
            <text:p>12.07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3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7032" calcext:value-type="float">
            <text:p>12.06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3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8368" calcext:value-type="float">
            <text:p>12.08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3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1896" calcext:value-type="float">
            <text:p>12.12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4088" calcext:value-type="float">
            <text:p>12.13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3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0184" calcext:value-type="float">
            <text:p>12.14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3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7992" calcext:value-type="float">
            <text:p>12.12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3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8368" calcext:value-type="float">
            <text:p>12.08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3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532" calcext:value-type="float">
            <text:p>12.08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3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8744" calcext:value-type="float">
            <text:p>12.04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3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056" calcext:value-type="float">
            <text:p>12.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3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7512" calcext:value-type="float">
            <text:p>12.09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3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9224" calcext:value-type="float">
            <text:p>12.07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3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3128" calcext:value-type="float">
            <text:p>12.07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3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9704" calcext:value-type="float">
            <text:p>12.10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3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056" calcext:value-type="float">
            <text:p>12.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3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6656" calcext:value-type="float">
            <text:p>12.10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3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3608" calcext:value-type="float">
            <text:p>12.10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3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7512" calcext:value-type="float">
            <text:p>12.09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3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008" calcext:value-type="float">
            <text:p>12.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3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0936" calcext:value-type="float">
            <text:p>12.06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3-07-14 17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2648" calcext:value-type="float">
            <text:p>12.04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3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0936" calcext:value-type="float">
            <text:p>12.06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3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532" calcext:value-type="float">
            <text:p>12.08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3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1416" calcext:value-type="float">
            <text:p>12.09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3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8744" calcext:value-type="float">
            <text:p>12.04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3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008" calcext:value-type="float">
            <text:p>12.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3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3128" calcext:value-type="float">
            <text:p>12.07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3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6656" calcext:value-type="float">
            <text:p>12.10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3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1896" calcext:value-type="float">
            <text:p>12.12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3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9704" calcext:value-type="float">
            <text:p>12.10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3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3608" calcext:value-type="float">
            <text:p>12.10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3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6656" calcext:value-type="float">
            <text:p>12.10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3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3128" calcext:value-type="float">
            <text:p>12.07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3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532" calcext:value-type="float">
            <text:p>12.08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056" calcext:value-type="float">
            <text:p>12.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3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2272" calcext:value-type="float">
            <text:p>12.08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3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9704" calcext:value-type="float">
            <text:p>12.10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3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2752" calcext:value-type="float">
            <text:p>12.11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3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2272" calcext:value-type="float">
            <text:p>12.08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3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9976" calcext:value-type="float">
            <text:p>11.99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3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0936" calcext:value-type="float">
            <text:p>12.06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3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8368" calcext:value-type="float">
            <text:p>12.08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3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7992" calcext:value-type="float">
            <text:p>12.12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3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2376" calcext:value-type="float">
            <text:p>12.15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3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628" calcext:value-type="float">
            <text:p>12.14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3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8848" calcext:value-type="float">
            <text:p>12.11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3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9224" calcext:value-type="float">
            <text:p>12.07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3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7136" calcext:value-type="float">
            <text:p>12.13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3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628" calcext:value-type="float">
            <text:p>12.14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3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58" calcext:value-type="float">
            <text:p>12.11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3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96" calcext:value-type="float">
            <text:p>12.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3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5696" calcext:value-type="float">
            <text:p>12.04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3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3608" calcext:value-type="float">
            <text:p>12.10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3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056" calcext:value-type="float">
            <text:p>12.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3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7888" calcext:value-type="float">
            <text:p>12.05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3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1416" calcext:value-type="float">
            <text:p>12.09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3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1416" calcext:value-type="float">
            <text:p>12.09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3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2272" calcext:value-type="float">
            <text:p>12.08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3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1416" calcext:value-type="float">
            <text:p>12.09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3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4944" calcext:value-type="float">
            <text:p>12.12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3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1896" calcext:value-type="float">
            <text:p>12.12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3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1896" calcext:value-type="float">
            <text:p>12.12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3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4944" calcext:value-type="float">
            <text:p>12.12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3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58" calcext:value-type="float">
            <text:p>12.11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6176" calcext:value-type="float">
            <text:p>12.07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3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3984" calcext:value-type="float">
            <text:p>12.06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3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6176" calcext:value-type="float">
            <text:p>12.07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3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8848" calcext:value-type="float">
            <text:p>12.11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3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4568" calcext:value-type="float">
            <text:p>12.16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3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5048" calcext:value-type="float">
            <text:p>12.19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3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5904" calcext:value-type="float">
            <text:p>12.18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3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7616" calcext:value-type="float">
            <text:p>12.16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3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7136" calcext:value-type="float">
            <text:p>12.13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3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7136" calcext:value-type="float">
            <text:p>12.13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3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8472" calcext:value-type="float">
            <text:p>12.15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3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8952" calcext:value-type="float">
            <text:p>12.18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3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4568" calcext:value-type="float">
            <text:p>12.16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3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4464" calcext:value-type="float">
            <text:p>12.09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3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6656" calcext:value-type="float">
            <text:p>12.10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3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1896" calcext:value-type="float">
            <text:p>12.12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3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296" calcext:value-type="float">
            <text:p>12.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3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6008" calcext:value-type="float">
            <text:p>12.25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3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724" calcext:value-type="float">
            <text:p>12.20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3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5424" calcext:value-type="float">
            <text:p>12.15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3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7616" calcext:value-type="float">
            <text:p>12.16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3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3336" calcext:value-type="float">
            <text:p>12.21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3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5528" calcext:value-type="float">
            <text:p>12.22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3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8096" calcext:value-type="float">
            <text:p>12.19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3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8472" calcext:value-type="float">
            <text:p>12.15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3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2856" calcext:value-type="float">
            <text:p>12.18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3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9808" calcext:value-type="float">
            <text:p>12.17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3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9808" calcext:value-type="float">
            <text:p>12.17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3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0288" calcext:value-type="float">
            <text:p>12.21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3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9808" calcext:value-type="float">
            <text:p>12.17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3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4464" calcext:value-type="float">
            <text:p>12.09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3984" calcext:value-type="float">
            <text:p>12.06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3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1416" calcext:value-type="float">
            <text:p>12.09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3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7512" calcext:value-type="float">
            <text:p>12.09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3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152" calcext:value-type="float">
            <text:p>12.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3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6864" calcext:value-type="float">
            <text:p>12.24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3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0768" calcext:value-type="float">
            <text:p>12.24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3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4672" calcext:value-type="float">
            <text:p>12.23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3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8576" calcext:value-type="float">
            <text:p>12.22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3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5048" calcext:value-type="float">
            <text:p>12.19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3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4568" calcext:value-type="float">
            <text:p>12.16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3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152" calcext:value-type="float">
            <text:p>12.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3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9432" calcext:value-type="float">
            <text:p>12.21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3-04-18 14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5528" calcext:value-type="float">
            <text:p>12.22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3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1144" calcext:value-type="float">
            <text:p>12.20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3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7992" calcext:value-type="float">
            <text:p>12.12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3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3232" calcext:value-type="float">
            <text:p>12.14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3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2752" calcext:value-type="float">
            <text:p>12.11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3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6656" calcext:value-type="float">
            <text:p>12.10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3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7992" calcext:value-type="float">
            <text:p>12.12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3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0288" calcext:value-type="float">
            <text:p>12.21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3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0768" calcext:value-type="float">
            <text:p>12.24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3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4296" calcext:value-type="float">
            <text:p>12.27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3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868" calcext:value-type="float">
            <text:p>12.29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3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7072" calcext:value-type="float">
            <text:p>12.38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3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488" calcext:value-type="float">
            <text:p>12.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3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1248" calcext:value-type="float">
            <text:p>12.27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3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2856" calcext:value-type="float">
            <text:p>12.18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3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9808" calcext:value-type="float">
            <text:p>12.17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3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9432" calcext:value-type="float">
            <text:p>12.21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3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248" calcext:value-type="float">
            <text:p>12.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532" calcext:value-type="float">
            <text:p>12.08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3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0392" calcext:value-type="float">
            <text:p>12.28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3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4776" calcext:value-type="float">
            <text:p>12.30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3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0016" calcext:value-type="float">
            <text:p>12.32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3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0872" calcext:value-type="float">
            <text:p>12.31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3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9912" calcext:value-type="float">
            <text:p>12.24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3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9808" calcext:value-type="float">
            <text:p>12.17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3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1624" calcext:value-type="float">
            <text:p>12.23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3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4672" calcext:value-type="float">
            <text:p>12.23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3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2" calcext:value-type="float">
            <text:p>12.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3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9432" calcext:value-type="float">
            <text:p>12.21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3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8096" calcext:value-type="float">
            <text:p>12.19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3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5632" calcext:value-type="float">
            <text:p>12.29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3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6488" calcext:value-type="float">
            <text:p>12.28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3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5904" calcext:value-type="float">
            <text:p>12.18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3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6656" calcext:value-type="float">
            <text:p>12.10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3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3816" calcext:value-type="float">
            <text:p>12.24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3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7824" calcext:value-type="float">
            <text:p>12.30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3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7344" calcext:value-type="float">
            <text:p>12.27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3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9328" calcext:value-type="float">
            <text:p>12.14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3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8952" calcext:value-type="float">
            <text:p>12.18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3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8096" calcext:value-type="float">
            <text:p>12.19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3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868" calcext:value-type="float">
            <text:p>12.29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3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44" calcext:value-type="float">
            <text:p>12.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3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964" calcext:value-type="float">
            <text:p>12.35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3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1728" calcext:value-type="float">
            <text:p>12.30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3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6968" calcext:value-type="float">
            <text:p>12.31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3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1248" calcext:value-type="float">
            <text:p>12.27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3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8952" calcext:value-type="float">
            <text:p>12.18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3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0768" calcext:value-type="float">
            <text:p>12.24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3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5048" calcext:value-type="float">
            <text:p>12.19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2856" calcext:value-type="float">
            <text:p>12.18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3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056" calcext:value-type="float">
            <text:p>12.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3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0288" calcext:value-type="float">
            <text:p>12.21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3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964" calcext:value-type="float">
            <text:p>12.35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3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9368" calcext:value-type="float">
            <text:p>12.46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3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536" calcext:value-type="float">
            <text:p>12.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3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8952" calcext:value-type="float">
            <text:p>12.18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3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5904" calcext:value-type="float">
            <text:p>12.18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3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676" calcext:value-type="float">
            <text:p>12.17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3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676" calcext:value-type="float">
            <text:p>12.17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3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2104" calcext:value-type="float">
            <text:p>12.26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3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2208" calcext:value-type="float">
            <text:p>12.33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3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4776" calcext:value-type="float">
            <text:p>12.30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3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7344" calcext:value-type="float">
            <text:p>12.27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3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58" calcext:value-type="float">
            <text:p>12.11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3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628" calcext:value-type="float">
            <text:p>12.14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3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4192" calcext:value-type="float">
            <text:p>12.20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3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5632" calcext:value-type="float">
            <text:p>12.29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3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0872" calcext:value-type="float">
            <text:p>12.31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3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8576" calcext:value-type="float">
            <text:p>12.22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3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6864" calcext:value-type="float">
            <text:p>12.24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3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0768" calcext:value-type="float">
            <text:p>12.24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3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8096" calcext:value-type="float">
            <text:p>12.19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3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2" calcext:value-type="float">
            <text:p>12.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3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1624" calcext:value-type="float">
            <text:p>12.23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3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8304" calcext:value-type="float">
            <text:p>12.33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3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868" calcext:value-type="float">
            <text:p>12.29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3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248" calcext:value-type="float">
            <text:p>12.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7824" calcext:value-type="float">
            <text:p>12.30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3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6112" calcext:value-type="float">
            <text:p>12.32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3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6112" calcext:value-type="float">
            <text:p>12.32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3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6488" calcext:value-type="float">
            <text:p>12.28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3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0288" calcext:value-type="float">
            <text:p>12.21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3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8952" calcext:value-type="float">
            <text:p>12.18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3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8952" calcext:value-type="float">
            <text:p>12.18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3-01-24 16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4672" calcext:value-type="float">
            <text:p>12.23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3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724" calcext:value-type="float">
            <text:p>12.20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3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1144" calcext:value-type="float">
            <text:p>12.20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3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7344" calcext:value-type="float">
            <text:p>12.27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3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7344" calcext:value-type="float">
            <text:p>12.27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3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4568" calcext:value-type="float">
            <text:p>12.16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3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3336" calcext:value-type="float">
            <text:p>12.21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3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4568" calcext:value-type="float">
            <text:p>12.16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3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6176" calcext:value-type="float">
            <text:p>12.07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3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5424" calcext:value-type="float">
            <text:p>12.15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3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9056" calcext:value-type="float">
            <text:p>12.25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3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9536" calcext:value-type="float">
            <text:p>12.28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3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2104" calcext:value-type="float">
            <text:p>12.26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3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2376" calcext:value-type="float">
            <text:p>12.15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3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8848" calcext:value-type="float">
            <text:p>12.11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3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5048" calcext:value-type="float">
            <text:p>12.19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3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9536" calcext:value-type="float">
            <text:p>12.28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3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3064" calcext:value-type="float">
            <text:p>12.32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3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1728" calcext:value-type="float">
            <text:p>12.30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3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0288" calcext:value-type="float">
            <text:p>12.21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3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58" calcext:value-type="float">
            <text:p>12.11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3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152" calcext:value-type="float">
            <text:p>12.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3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9432" calcext:value-type="float">
            <text:p>12.21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3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1144" calcext:value-type="float">
            <text:p>12.20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676" calcext:value-type="float">
            <text:p>12.17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2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8952" calcext:value-type="float">
            <text:p>12.18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2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3128" calcext:value-type="float">
            <text:p>12.07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2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436" calcext:value-type="float">
            <text:p>12.02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2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5048" calcext:value-type="float">
            <text:p>12.19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2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724" calcext:value-type="float">
            <text:p>12.20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2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152" calcext:value-type="float">
            <text:p>12.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2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2376" calcext:value-type="float">
            <text:p>12.15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2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1416" calcext:value-type="float">
            <text:p>12.09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2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1896" calcext:value-type="float">
            <text:p>12.12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2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4776" calcext:value-type="float">
            <text:p>12.30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2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392" calcext:value-type="float">
            <text:p>12.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2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0016" calcext:value-type="float">
            <text:p>12.32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2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1728" calcext:value-type="float">
            <text:p>12.30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2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676" calcext:value-type="float">
            <text:p>12.17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2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5696" calcext:value-type="float">
            <text:p>12.04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2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864" calcext:value-type="float">
            <text:p>11.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2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8744" calcext:value-type="float">
            <text:p>12.04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2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7616" calcext:value-type="float">
            <text:p>12.16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2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1144" calcext:value-type="float">
            <text:p>12.20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2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5048" calcext:value-type="float">
            <text:p>12.19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2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8952" calcext:value-type="float">
            <text:p>12.18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2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0288" calcext:value-type="float">
            <text:p>12.21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2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6488" calcext:value-type="float">
            <text:p>12.28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2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9536" calcext:value-type="float">
            <text:p>12.28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2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8952" calcext:value-type="float">
            <text:p>12.18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2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9328" calcext:value-type="float">
            <text:p>12.14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2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6864" calcext:value-type="float">
            <text:p>12.24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2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868" calcext:value-type="float">
            <text:p>12.29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2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152" calcext:value-type="float">
            <text:p>12.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2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4776" calcext:value-type="float">
            <text:p>12.30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344" calcext:value-type="float">
            <text:p>12.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2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8368" calcext:value-type="float">
            <text:p>12.08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2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6656" calcext:value-type="float">
            <text:p>12.10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2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4464" calcext:value-type="float">
            <text:p>12.09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2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7136" calcext:value-type="float">
            <text:p>12.13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2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5048" calcext:value-type="float">
            <text:p>12.19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2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676" calcext:value-type="float">
            <text:p>12.17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2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628" calcext:value-type="float">
            <text:p>12.14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2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8096" calcext:value-type="float">
            <text:p>12.19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2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1144" calcext:value-type="float">
            <text:p>12.20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2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5048" calcext:value-type="float">
            <text:p>12.19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2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2" calcext:value-type="float">
            <text:p>12.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2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8472" calcext:value-type="float">
            <text:p>12.15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2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0184" calcext:value-type="float">
            <text:p>12.14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2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2376" calcext:value-type="float">
            <text:p>12.15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2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5048" calcext:value-type="float">
            <text:p>12.19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2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5528" calcext:value-type="float">
            <text:p>12.22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2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4672" calcext:value-type="float">
            <text:p>12.23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2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724" calcext:value-type="float">
            <text:p>12.20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2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104" calcext:value-type="float">
            <text:p>12.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2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4464" calcext:value-type="float">
            <text:p>12.09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2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4192" calcext:value-type="float">
            <text:p>12.20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2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0496" calcext:value-type="float">
            <text:p>12.35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2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3544" calcext:value-type="float">
            <text:p>12.35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2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3816" calcext:value-type="float">
            <text:p>12.24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2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3984" calcext:value-type="float">
            <text:p>12.06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2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3608" calcext:value-type="float">
            <text:p>12.10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2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2376" calcext:value-type="float">
            <text:p>12.15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2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2" calcext:value-type="float">
            <text:p>12.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2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2856" calcext:value-type="float">
            <text:p>12.18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2752" calcext:value-type="float">
            <text:p>12.11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2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9808" calcext:value-type="float">
            <text:p>12.17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2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9056" calcext:value-type="float">
            <text:p>12.25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2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1728" calcext:value-type="float">
            <text:p>12.30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2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5632" calcext:value-type="float">
            <text:p>12.29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2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2104" calcext:value-type="float">
            <text:p>12.26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2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0664" calcext:value-type="float">
            <text:p>12.17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2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8848" calcext:value-type="float">
            <text:p>12.11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2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1896" calcext:value-type="float">
            <text:p>12.12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2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9704" calcext:value-type="float">
            <text:p>12.10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2-10-21 16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5696" calcext:value-type="float">
            <text:p>12.04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2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4944" calcext:value-type="float">
            <text:p>12.12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2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8576" calcext:value-type="float">
            <text:p>12.22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2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9056" calcext:value-type="float">
            <text:p>12.25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2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6864" calcext:value-type="float">
            <text:p>12.24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2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724" calcext:value-type="float">
            <text:p>12.20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2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9808" calcext:value-type="float">
            <text:p>12.17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2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6656" calcext:value-type="float">
            <text:p>12.10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2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9224" calcext:value-type="float">
            <text:p>12.07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2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484" calcext:value-type="float">
            <text:p>12.0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2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8848" calcext:value-type="float">
            <text:p>12.11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2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7616" calcext:value-type="float">
            <text:p>12.16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2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3232" calcext:value-type="float">
            <text:p>12.14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2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6864" calcext:value-type="float">
            <text:p>12.24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2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7344" calcext:value-type="float">
            <text:p>12.27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2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4672" calcext:value-type="float">
            <text:p>12.23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2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104" calcext:value-type="float">
            <text:p>12.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2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3712" calcext:value-type="float">
            <text:p>12.17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2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6384" calcext:value-type="float">
            <text:p>12.21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2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1624" calcext:value-type="float">
            <text:p>12.23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2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5048" calcext:value-type="float">
            <text:p>12.19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3336" calcext:value-type="float">
            <text:p>12.21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2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1728" calcext:value-type="float">
            <text:p>12.30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2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916" calcext:value-type="float">
            <text:p>12.32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2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2584" calcext:value-type="float">
            <text:p>12.29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2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2856" calcext:value-type="float">
            <text:p>12.18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2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4944" calcext:value-type="float">
            <text:p>12.12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2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0184" calcext:value-type="float">
            <text:p>12.14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2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772" calcext:value-type="float">
            <text:p>12.23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2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2104" calcext:value-type="float">
            <text:p>12.26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2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0288" calcext:value-type="float">
            <text:p>12.21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2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7136" calcext:value-type="float">
            <text:p>12.13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2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7616" calcext:value-type="float">
            <text:p>12.16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2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7136" calcext:value-type="float">
            <text:p>12.13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2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104" calcext:value-type="float">
            <text:p>12.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2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5424" calcext:value-type="float">
            <text:p>12.15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2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2" calcext:value-type="float">
            <text:p>12.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2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5904" calcext:value-type="float">
            <text:p>12.18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2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628" calcext:value-type="float">
            <text:p>12.14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2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104" calcext:value-type="float">
            <text:p>12.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2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2856" calcext:value-type="float">
            <text:p>12.18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2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5904" calcext:value-type="float">
            <text:p>12.18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2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7992" calcext:value-type="float">
            <text:p>12.12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2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7136" calcext:value-type="float">
            <text:p>12.13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2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2856" calcext:value-type="float">
            <text:p>12.18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2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676" calcext:value-type="float">
            <text:p>12.17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2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3712" calcext:value-type="float">
            <text:p>12.17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2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0288" calcext:value-type="float">
            <text:p>12.21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2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1144" calcext:value-type="float">
            <text:p>12.20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2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4088" calcext:value-type="float">
            <text:p>12.13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2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0184" calcext:value-type="float">
            <text:p>12.14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5424" calcext:value-type="float">
            <text:p>12.15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2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9328" calcext:value-type="float">
            <text:p>12.14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2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7512" calcext:value-type="float">
            <text:p>12.09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2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9224" calcext:value-type="float">
            <text:p>12.07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2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4088" calcext:value-type="float">
            <text:p>12.13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2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152" calcext:value-type="float">
            <text:p>12.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2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9328" calcext:value-type="float">
            <text:p>12.14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2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3232" calcext:value-type="float">
            <text:p>12.14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2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0184" calcext:value-type="float">
            <text:p>12.14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2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8472" calcext:value-type="float">
            <text:p>12.15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2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2376" calcext:value-type="float">
            <text:p>12.15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2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58" calcext:value-type="float">
            <text:p>12.11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2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008" calcext:value-type="float">
            <text:p>12.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2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4944" calcext:value-type="float">
            <text:p>12.12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2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152" calcext:value-type="float">
            <text:p>12.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2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2376" calcext:value-type="float">
            <text:p>12.15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2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0184" calcext:value-type="float">
            <text:p>12.14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2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58" calcext:value-type="float">
            <text:p>12.11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2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9704" calcext:value-type="float">
            <text:p>12.10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2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5904" calcext:value-type="float">
            <text:p>12.18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2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0664" calcext:value-type="float">
            <text:p>12.17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2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4568" calcext:value-type="float">
            <text:p>12.16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2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8472" calcext:value-type="float">
            <text:p>12.15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2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3232" calcext:value-type="float">
            <text:p>12.14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2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7992" calcext:value-type="float">
            <text:p>12.12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2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3232" calcext:value-type="float">
            <text:p>12.14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2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676" calcext:value-type="float">
            <text:p>12.17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2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7616" calcext:value-type="float">
            <text:p>12.16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2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2752" calcext:value-type="float">
            <text:p>12.11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2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7512" calcext:value-type="float">
            <text:p>12.09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2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8368" calcext:value-type="float">
            <text:p>12.08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9328" calcext:value-type="float">
            <text:p>12.14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2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9808" calcext:value-type="float">
            <text:p>12.17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2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4568" calcext:value-type="float">
            <text:p>12.16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2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1896" calcext:value-type="float">
            <text:p>12.12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2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8368" calcext:value-type="float">
            <text:p>12.08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2-07-26 15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104" calcext:value-type="float">
            <text:p>12.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2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0664" calcext:value-type="float">
            <text:p>12.17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2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3232" calcext:value-type="float">
            <text:p>12.14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2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6656" calcext:value-type="float">
            <text:p>12.10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2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8848" calcext:value-type="float">
            <text:p>12.11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2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056" calcext:value-type="float">
            <text:p>12.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2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96" calcext:value-type="float">
            <text:p>12.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2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96" calcext:value-type="float">
            <text:p>12.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2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008" calcext:value-type="float">
            <text:p>12.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2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7032" calcext:value-type="float">
            <text:p>12.06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2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4464" calcext:value-type="float">
            <text:p>12.09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2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9704" calcext:value-type="float">
            <text:p>12.10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2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0184" calcext:value-type="float">
            <text:p>12.14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2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58" calcext:value-type="float">
            <text:p>12.11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2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7032" calcext:value-type="float">
            <text:p>12.06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2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8264" calcext:value-type="float">
            <text:p>12.01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2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58" calcext:value-type="float">
            <text:p>12.11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2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9328" calcext:value-type="float">
            <text:p>12.14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2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7992" calcext:value-type="float">
            <text:p>12.12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2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2272" calcext:value-type="float">
            <text:p>12.08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2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6176" calcext:value-type="float">
            <text:p>12.07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2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0456" calcext:value-type="float">
            <text:p>12.03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2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008" calcext:value-type="float">
            <text:p>12.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2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7512" calcext:value-type="float">
            <text:p>12.09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2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532" calcext:value-type="float">
            <text:p>12.08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2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7888" calcext:value-type="float">
            <text:p>12.05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3504" calcext:value-type="float">
            <text:p>12.03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2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532" calcext:value-type="float">
            <text:p>12.08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2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056" calcext:value-type="float">
            <text:p>12.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2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4088" calcext:value-type="float">
            <text:p>12.13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2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9704" calcext:value-type="float">
            <text:p>12.10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2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5696" calcext:value-type="float">
            <text:p>12.04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2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3504" calcext:value-type="float">
            <text:p>12.03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2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0936" calcext:value-type="float">
            <text:p>12.06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2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008" calcext:value-type="float">
            <text:p>12.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2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5696" calcext:value-type="float">
            <text:p>12.04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2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96" calcext:value-type="float">
            <text:p>12.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2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3608" calcext:value-type="float">
            <text:p>12.10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2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7136" calcext:value-type="float">
            <text:p>12.13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2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7512" calcext:value-type="float">
            <text:p>12.09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2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8744" calcext:value-type="float">
            <text:p>12.04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2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5216" calcext:value-type="float">
            <text:p>12.01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2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5592" calcext:value-type="float">
            <text:p>11.97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2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8264" calcext:value-type="float">
            <text:p>12.01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2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5216" calcext:value-type="float">
            <text:p>12.01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2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9976" calcext:value-type="float">
            <text:p>11.99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2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436" calcext:value-type="float">
            <text:p>12.02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2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8744" calcext:value-type="float">
            <text:p>12.04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2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3504" calcext:value-type="float">
            <text:p>12.03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2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3504" calcext:value-type="float">
            <text:p>12.03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2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7784" calcext:value-type="float">
            <text:p>11.98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2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5216" calcext:value-type="float">
            <text:p>12.01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2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484" calcext:value-type="float">
            <text:p>12.0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2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5696" calcext:value-type="float">
            <text:p>12.04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2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1792" calcext:value-type="float">
            <text:p>12.05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2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9224" calcext:value-type="float">
            <text:p>12.07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96" calcext:value-type="float">
            <text:p>12.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2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9016" calcext:value-type="float">
            <text:p>11.93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2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1584" calcext:value-type="float">
            <text:p>11.91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2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0352" calcext:value-type="float">
            <text:p>11.96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2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0352" calcext:value-type="float">
            <text:p>11.96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2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6824" calcext:value-type="float">
            <text:p>11.92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2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8264" calcext:value-type="float">
            <text:p>12.01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2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6176" calcext:value-type="float">
            <text:p>12.07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2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9328" calcext:value-type="float">
            <text:p>12.14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2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9328" calcext:value-type="float">
            <text:p>12.14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2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1416" calcext:value-type="float">
            <text:p>12.09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2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0352" calcext:value-type="float">
            <text:p>11.96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2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8536" calcext:value-type="float">
            <text:p>11.90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2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0832" calcext:value-type="float">
            <text:p>11.99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2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5216" calcext:value-type="float">
            <text:p>12.01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2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1688" calcext:value-type="float">
            <text:p>11.98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2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7784" calcext:value-type="float">
            <text:p>11.98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2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864" calcext:value-type="float">
            <text:p>11.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2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2544" calcext:value-type="float">
            <text:p>11.97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2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864" calcext:value-type="float">
            <text:p>11.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2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8264" calcext:value-type="float">
            <text:p>12.01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2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7784" calcext:value-type="float">
            <text:p>11.98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2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5488" calcext:value-type="float">
            <text:p>11.90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2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9872" calcext:value-type="float">
            <text:p>11.92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2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816" calcext:value-type="float">
            <text:p>11.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2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6824" calcext:value-type="float">
            <text:p>11.92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2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7784" calcext:value-type="float">
            <text:p>11.98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2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7408" calcext:value-type="float">
            <text:p>12.02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2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6928" calcext:value-type="float">
            <text:p>11.99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2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2544" calcext:value-type="float">
            <text:p>11.97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2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3776" calcext:value-type="float">
            <text:p>11.92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2816" calcext:value-type="float">
            <text:p>11.86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2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292" calcext:value-type="float">
            <text:p>11.93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2-04-28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9496" calcext:value-type="float">
            <text:p>11.96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2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96" calcext:value-type="float">
            <text:p>12.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2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8744" calcext:value-type="float">
            <text:p>12.04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2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5216" calcext:value-type="float">
            <text:p>12.01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2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6344" calcext:value-type="float">
            <text:p>11.89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2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4152" calcext:value-type="float">
            <text:p>11.88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2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1312" calcext:value-type="float">
            <text:p>12.02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2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1312" calcext:value-type="float">
            <text:p>12.02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2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7304" calcext:value-type="float">
            <text:p>11.95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2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3024" calcext:value-type="float">
            <text:p>12.00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2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912" calcext:value-type="float">
            <text:p>12.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2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0936" calcext:value-type="float">
            <text:p>12.06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2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484" calcext:value-type="float">
            <text:p>12.0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2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3024" calcext:value-type="float">
            <text:p>12.00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2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292" calcext:value-type="float">
            <text:p>11.93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2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1104" calcext:value-type="float">
            <text:p>11.88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2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4256" calcext:value-type="float">
            <text:p>11.95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2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816" calcext:value-type="float">
            <text:p>11.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2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5968" calcext:value-type="float">
            <text:p>11.93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2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9016" calcext:value-type="float">
            <text:p>11.93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2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3776" calcext:value-type="float">
            <text:p>11.92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2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8912" calcext:value-type="float">
            <text:p>11.86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2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052" calcext:value-type="float">
            <text:p>11.78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2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196" calcext:value-type="float">
            <text:p>11.87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2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1104" calcext:value-type="float">
            <text:p>11.88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2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2064" calcext:value-type="float">
            <text:p>11.94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2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9016" calcext:value-type="float">
            <text:p>11.93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2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2064" calcext:value-type="float">
            <text:p>11.94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5864" calcext:value-type="float">
            <text:p>11.86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2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6136" calcext:value-type="float">
            <text:p>11.75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2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2064" calcext:value-type="float">
            <text:p>11.94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2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388" calcext:value-type="float">
            <text:p>11.99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2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6928" calcext:value-type="float">
            <text:p>11.99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2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816" calcext:value-type="float">
            <text:p>11.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2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7576" calcext:value-type="float">
            <text:p>11.84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2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2336" calcext:value-type="float">
            <text:p>11.83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2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1376" calcext:value-type="float">
            <text:p>11.77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2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4528" calcext:value-type="float">
            <text:p>11.84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2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8056" calcext:value-type="float">
            <text:p>11.87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2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0248" calcext:value-type="float">
            <text:p>11.89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2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2816" calcext:value-type="float">
            <text:p>11.86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2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5864" calcext:value-type="float">
            <text:p>11.86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2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5864" calcext:value-type="float">
            <text:p>11.86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2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3672" calcext:value-type="float">
            <text:p>11.85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2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1584" calcext:value-type="float">
            <text:p>11.91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2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5488" calcext:value-type="float">
            <text:p>11.90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2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148" calcext:value-type="float">
            <text:p>11.84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2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9392" calcext:value-type="float">
            <text:p>11.89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2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8056" calcext:value-type="float">
            <text:p>11.87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2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4632" calcext:value-type="float">
            <text:p>11.91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2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0248" calcext:value-type="float">
            <text:p>11.89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2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3672" calcext:value-type="float">
            <text:p>11.85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2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3672" calcext:value-type="float">
            <text:p>11.85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2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4904" calcext:value-type="float">
            <text:p>11.80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2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8808" calcext:value-type="float">
            <text:p>11.79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2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6824" calcext:value-type="float">
            <text:p>11.92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2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5112" calcext:value-type="float">
            <text:p>11.94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2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4152" calcext:value-type="float">
            <text:p>11.88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2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9288" calcext:value-type="float">
            <text:p>11.82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7096" calcext:value-type="float">
            <text:p>11.81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2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4528" calcext:value-type="float">
            <text:p>11.84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2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6824" calcext:value-type="float">
            <text:p>11.92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2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9016" calcext:value-type="float">
            <text:p>11.93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2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4736" calcext:value-type="float">
            <text:p>11.98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2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6072" calcext:value-type="float">
            <text:p>12.00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2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0728" calcext:value-type="float">
            <text:p>11.92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2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4048" calcext:value-type="float">
            <text:p>11.81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2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4904" calcext:value-type="float">
            <text:p>11.80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2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9016" calcext:value-type="float">
            <text:p>11.93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2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8912" calcext:value-type="float">
            <text:p>11.86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2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5864" calcext:value-type="float">
            <text:p>11.86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2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1856" calcext:value-type="float">
            <text:p>11.80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2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244" calcext:value-type="float">
            <text:p>11.90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2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9392" calcext:value-type="float">
            <text:p>11.89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2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5968" calcext:value-type="float">
            <text:p>11.93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2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1208" calcext:value-type="float">
            <text:p>11.95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2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8056" calcext:value-type="float">
            <text:p>11.87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2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7472" calcext:value-type="float">
            <text:p>11.77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2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48" calcext:value-type="float">
            <text:p>11.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2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6136" calcext:value-type="float">
            <text:p>11.75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2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4048" calcext:value-type="float">
            <text:p>11.81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2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9664" calcext:value-type="float">
            <text:p>11.78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2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8912" calcext:value-type="float">
            <text:p>11.86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2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9392" calcext:value-type="float">
            <text:p>11.89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2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7304" calcext:value-type="float">
            <text:p>11.95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2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9016" calcext:value-type="float">
            <text:p>11.93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2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148" calcext:value-type="float">
            <text:p>11.84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1376" calcext:value-type="float">
            <text:p>11.77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2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4424" calcext:value-type="float">
            <text:p>11.77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2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4048" calcext:value-type="float">
            <text:p>11.81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2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2816" calcext:value-type="float">
            <text:p>11.86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2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148" calcext:value-type="float">
            <text:p>11.84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2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72" calcext:value-type="float">
            <text:p>11.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2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72" calcext:value-type="float">
            <text:p>11.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2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1376" calcext:value-type="float">
            <text:p>11.77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2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004" calcext:value-type="float">
            <text:p>11.75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2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052" calcext:value-type="float">
            <text:p>11.78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2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3776" calcext:value-type="float">
            <text:p>11.92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2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6448" calcext:value-type="float">
            <text:p>11.96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2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6824" calcext:value-type="float">
            <text:p>11.92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2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432" calcext:value-type="float">
            <text:p>11.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2-01-17 16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6032" calcext:value-type="float">
            <text:p>11.68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1091103501</text:p>
          </table:table-cell>
          <table:table-cell office:value-type="string" calcext:value-type="string">
            <text:p>VE-14/07W/26-0410</text:p>
          </table:table-cell>
          <table:table-cell office:value-type="string" calcext:value-type="string">
            <text:p>2021-12-13 18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3568" calcext:value-type="float">
            <text:p>11.78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732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7542" meta:object-count="0"/>
    <meta:user-defined meta:name="AppVersion">3.0</meta:user-defined>
  </office:meta>
</office:document-meta>
</file>